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gif" manifest:full-path="Pictures/100002000000001800000014F78104DC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2.78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093cm"/>
    </style:style>
    <style:style style:name="gr3" style:family="graphic" style:parent-style-name="objectwithoutfill" style:list-style-name="L1">
      <style:graphic-properties draw:stroke="solid" draw:stroke-dash="Dash_20_1" svg:stroke-width="0cm" svg:stroke-color="#198533" draw:marker-start="" draw:marker-start-width="0.2cm" draw:marker-start-center="false" draw:marker-end="Arrow" draw:marker-end-width="0.3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objectwithoutfill" style:list-style-name="L1">
      <style:graphic-properties draw:stroke="solid" draw:stroke-dash="Dash_20_1" svg:stroke-width="0cm" svg:stroke-color="#0000ff" draw:marker-start="" draw:marker-start-width="0.2cm" draw:marker-start-center="false" draw:marker-end="Arrow" draw:marker-end-width="0.3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objectwithoutfill" style:list-style-name="L1">
      <style:graphic-properties draw:stroke="solid" draw:stroke-dash="Dash_20_1" svg:stroke-width="0cm" svg:stroke-color="#198533" draw:marker-start="" draw:marker-start-width="0.2cm" draw:marker-start-center="false" draw:marker-end="Arrow" draw:marker-end-width="0.3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objectwithoutfill" style:list-style-name="L1">
      <style:graphic-properties draw:stroke="solid" draw:stroke-dash="Dash_20_1" svg:stroke-width="0cm" svg:stroke-color="#0000ff" draw:marker-start="" draw:marker-start-width="0.2cm" draw:marker-start-center="false" draw:marker-end="Arrow" draw:marker-end-width="0.3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objectwithoutfill" style:list-style-name="L1">
      <style:graphic-properties draw:stroke="solid" draw:stroke-dash="Dash_20_1" svg:stroke-width="0cm" svg:stroke-color="#198533" draw:marker-start="" draw:marker-start-width="0.2cm" draw:marker-start-center="false" draw:marker-end="Arrow" draw:marker-end-width="0.3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objectwithoutfill" style:list-style-name="L1">
      <style:graphic-properties draw:stroke="solid" draw:stroke-dash="Dash_20_1" svg:stroke-width="0cm" svg:stroke-color="#0000ff" draw:marker-start="" draw:marker-start-width="0.2cm" draw:marker-start-center="false" draw:marker-end="Arrow" draw:marker-end-width="0.3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objectwithoutfill" style:list-style-name="L1">
      <style:graphic-properties draw:stroke="solid" draw:stroke-dash="Dash_20_1" svg:stroke-width="0cm" svg:stroke-color="#198533" draw:marker-start="" draw:marker-start-width="0.2cm" draw:marker-start-center="false" draw:marker-end="Arrow" draw:marker-end-width="0.3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objectwithoutfill" style:list-style-name="L1">
      <style:graphic-properties draw:stroke="solid" draw:stroke-dash="Dash_20_1" svg:stroke-width="0cm" svg:stroke-color="#0000ff" draw:marker-start="" draw:marker-start-width="0.2cm" draw:marker-start-center="false" draw:marker-end="Arrow" draw:marker-end-width="0.3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objectwithoutfill" style:list-style-name="L1">
      <style:graphic-properties draw:stroke="solid" draw:stroke-dash="Dash_20_1" svg:stroke-width="0cm" svg:stroke-color="#198533" draw:marker-start="" draw:marker-start-width="0.2cm" draw:marker-start-center="false" draw:marker-end="Arrow" draw:marker-end-width="0.3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objectwithoutfill" style:list-style-name="L1">
      <style:graphic-properties draw:stroke="solid" draw:stroke-dash="Dash_20_1" svg:stroke-width="0cm" svg:stroke-color="#0000ff" draw:marker-start="" draw:marker-start-width="0.2cm" draw:marker-start-center="false" draw:marker-end="Arrow" draw:marker-end-width="0.3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399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Liberation Serif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font-family="'Liberation Serif'" style:font-family-generic="roman" style:font-pitch="variable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frame draw:style-name="gr1" draw:text-style-name="P1" draw:layer="layout" svg:width="3.162cm" svg:height="0.797cm" svg:x="4.3cm" svg:y="7.3cm">
            <draw:text-box>
              <text:p text:style-name="P1"><text:span text:style-name="T1">Date &amp; Hour</text:span></text:p>
            </draw:text-box>
          </draw:frame>
        </draw:g>
        <draw:g>
          <draw:frame draw:style-name="gr2" draw:text-style-name="P1" draw:layer="layout" svg:width="1.593cm" svg:height="0.797cm" svg:x="8.501cm" svg:y="7.301cm">
            <draw:text-box>
              <text:p text:style-name="P1"><text:span text:style-name="T1">Host</text:span></text:p>
            </draw:text-box>
          </draw:frame>
        </draw:g>
        <draw:g>
          <draw:frame draw:style-name="gr1" draw:text-style-name="P1" draw:layer="layout" svg:width="2.362cm" svg:height="0.797cm" svg:x="10.538cm" svg:y="7.301cm">
            <draw:text-box>
              <text:p text:style-name="P1"><text:span text:style-name="T1">Service</text:span></text:p>
            </draw:text-box>
          </draw:frame>
        </draw:g>
        <draw:g>
          <draw:frame draw:style-name="gr1" draw:text-style-name="P1" draw:layer="layout" svg:width="1.899cm" svg:height="0.797cm" svg:x="13.901cm" svg:y="7.301cm">
            <draw:text-box>
              <text:p text:style-name="P1"><text:span text:style-name="T1">Status</text:span></text:p>
            </draw:text-box>
          </draw:frame>
        </draw:g>
        <draw:g>
          <draw:frame draw:style-name="gr1" draw:text-style-name="P1" draw:layer="layout" svg:width="2.199cm" svg:height="0.797cm" svg:x="16.601cm" svg:y="7.301cm">
            <draw:text-box>
              <text:p text:style-name="P1"><text:span text:style-name="T1">Message</text:span></text:p>
            </draw:text-box>
          </draw:frame>
        </draw:g>
        <draw:frame draw:style-name="gr1" draw:text-style-name="P1" draw:layer="layout" svg:width="3.2cm" svg:height="0.797cm" svg:x="4.301cm" svg:y="11.7cm">
          <draw:text-box>
            <text:p text:style-name="P1"><text:span text:style-name="T1">Date &amp; Hour</text:span></text:p>
          </draw:text-box>
        </draw:frame>
        <draw:g>
          <draw:g>
            <draw:path draw:style-name="gr3" draw:text-style-name="P2" draw:layer="layout" svg:width="0.459cm" svg:height="0cm" draw:transform="rotate (-1.5707963267949) translate (7.301cm 11.9cm)" svg:viewBox="0 0 460 0" svg:d="m0 0c153 0 307 0 460 0">
              <text:p/>
            </draw:path>
          </draw:g>
          <draw:g>
            <draw:path draw:style-name="gr4" draw:text-style-name="P2" draw:layer="layout" svg:width="0.299cm" svg:height="0cm" draw:transform="rotate (1.5707963267949) translate (7.501cm 12.2cm)" svg:viewBox="0 0 300 0" svg:d="m0 0c100 0 200 0 300 0">
              <text:p/>
            </draw:path>
          </draw:g>
        </draw:g>
        <draw:g>
          <draw:g>
            <draw:path draw:style-name="gr5" draw:text-style-name="P2" draw:layer="layout" svg:width="0.459cm" svg:height="0cm" draw:transform="rotate (-1.5707963267949) translate (9.901cm 11.9cm)" svg:viewBox="0 0 460 0" svg:d="m0 0c153 0 307 0 460 0">
              <text:p/>
            </draw:path>
          </draw:g>
          <draw:g>
            <draw:path draw:style-name="gr6" draw:text-style-name="P2" draw:layer="layout" svg:width="0.299cm" svg:height="0cm" draw:transform="rotate (1.5707963267949) translate (10.101cm 12.2cm)" svg:viewBox="0 0 300 0" svg:d="m0 0c100 0 200 0 300 0">
              <text:p/>
            </draw:path>
          </draw:g>
        </draw:g>
        <draw:g>
          <draw:g>
            <draw:path draw:style-name="gr7" draw:text-style-name="P2" draw:layer="layout" svg:width="0.459cm" svg:height="0cm" draw:transform="rotate (-1.5707963267949) translate (12.701cm 11.9cm)" svg:viewBox="0 0 460 0" svg:d="m0 0c153 0 307 0 460 0">
              <text:p/>
            </draw:path>
          </draw:g>
          <draw:g>
            <draw:path draw:style-name="gr8" draw:text-style-name="P2" draw:layer="layout" svg:width="0.299cm" svg:height="0cm" draw:transform="rotate (1.5707963267949) translate (12.901cm 12.2cm)" svg:viewBox="0 0 300 0" svg:d="m0 0c100 0 200 0 300 0">
              <text:p/>
            </draw:path>
          </draw:g>
        </draw:g>
        <draw:g>
          <draw:g>
            <draw:path draw:style-name="gr9" draw:text-style-name="P2" draw:layer="layout" svg:width="0.459cm" svg:height="0cm" draw:transform="rotate (-1.5707963267949) translate (15.601cm 11.9cm)" svg:viewBox="0 0 460 0" svg:d="m0 0c153 0 307 0 460 0">
              <text:p/>
            </draw:path>
          </draw:g>
          <draw:g>
            <draw:path draw:style-name="gr10" draw:text-style-name="P2" draw:layer="layout" svg:width="0.299cm" svg:height="0cm" draw:transform="rotate (1.5707963267949) translate (15.801cm 12.2cm)" svg:viewBox="0 0 300 0" svg:d="m0 0c100 0 200 0 300 0">
              <text:p/>
            </draw:path>
          </draw:g>
        </draw:g>
        <draw:g>
          <draw:g>
            <draw:path draw:style-name="gr11" draw:text-style-name="P2" draw:layer="layout" svg:width="0.459cm" svg:height="0cm" draw:transform="rotate (-1.5707963267949) translate (18.701cm 11.9cm)" svg:viewBox="0 0 460 0" svg:d="m0 0c153 0 307 0 460 0">
              <text:p/>
            </draw:path>
          </draw:g>
          <draw:g>
            <draw:path draw:style-name="gr12" draw:text-style-name="P2" draw:layer="layout" svg:width="0.299cm" svg:height="0cm" draw:transform="rotate (1.5707963267949) translate (18.901cm 12.2cm)" svg:viewBox="0 0 300 0" svg:d="m0 0c100 0 200 0 300 0">
              <text:p/>
            </draw:path>
          </draw:g>
        </draw:g>
        <draw:frame draw:style-name="gr1" draw:text-style-name="P1" draw:layer="layout" svg:width="2.136cm" svg:height="0.797cm" svg:x="8.502cm" svg:y="11.701cm">
          <draw:text-box>
            <text:p text:style-name="P1"><text:span text:style-name="T1">Host</text:span></text:p>
          </draw:text-box>
        </draw:frame>
        <draw:frame draw:style-name="gr13" draw:text-style-name="P1" draw:layer="layout" svg:width="1.924cm" svg:height="0.797cm" svg:x="10.802cm" svg:y="11.701cm">
          <draw:text-box>
            <text:p text:style-name="P1"><text:span text:style-name="T1">Service</text:span></text:p>
          </draw:text-box>
        </draw:frame>
        <draw:frame draw:style-name="gr1" draw:text-style-name="P1" draw:layer="layout" svg:width="1.899cm" svg:height="0.797cm" svg:x="13.902cm" svg:y="11.701cm">
          <draw:text-box>
            <text:p text:style-name="P1"><text:span text:style-name="T1">Status</text:span></text:p>
          </draw:text-box>
        </draw:frame>
        <draw:frame draw:style-name="gr1" draw:text-style-name="P1" draw:layer="layout" svg:width="2.199cm" svg:height="0.797cm" svg:x="16.602cm" svg:y="11.701cm">
          <draw:text-box>
            <text:p text:style-name="P1"><text:span text:style-name="T1">Message</text:span></text:p>
          </draw:text-box>
        </draw:frame>
        <draw:frame draw:style-name="gr14" draw:text-style-name="P3" draw:layer="layout" svg:width="0.52cm" svg:height="0.43cm" svg:x="9.774cm" svg:y="7.5cm">
          <draw:image xlink:href="Pictures/100002000000001800000014F78104DC.gif" xlink:type="simple" xlink:show="embed" xlink:actuate="onLoad">
            <text:p/>
          </draw:image>
        </draw:frame>
        <draw:frame draw:style-name="gr14" draw:text-style-name="P3" draw:layer="layout" svg:width="0.52cm" svg:height="0.43cm" svg:x="7.126cm" svg:y="7.5cm">
          <draw:image xlink:href="Pictures/100002000000001800000014F78104DC.gif" xlink:type="simple" xlink:show="embed" xlink:actuate="onLoad">
            <text:p/>
          </draw:image>
        </draw:frame>
        <draw:frame draw:style-name="gr14" draw:text-style-name="P3" draw:layer="layout" svg:width="0.52cm" svg:height="0.43cm" svg:x="12.274cm" svg:y="7.5cm">
          <draw:image xlink:href="Pictures/100002000000001800000014F78104DC.gif" xlink:type="simple" xlink:show="embed" xlink:actuate="onLoad">
            <text:p/>
          </draw:image>
        </draw:frame>
        <draw:frame draw:style-name="gr14" draw:text-style-name="P3" draw:layer="layout" svg:width="0.52cm" svg:height="0.43cm" svg:x="15.4cm" svg:y="7.5cm">
          <draw:image xlink:href="Pictures/100002000000001800000014F78104DC.gif" xlink:type="simple" xlink:show="embed" xlink:actuate="onLoad">
            <text:p/>
          </draw:image>
        </draw:frame>
        <draw:frame draw:style-name="gr14" draw:text-style-name="P3" draw:layer="layout" svg:width="0.52cm" svg:height="0.43cm" svg:x="18.5cm" svg:y="7.5cm">
          <draw:image xlink:href="Pictures/100002000000001800000014F78104DC.gif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7T20:39:26</meta:creation-date>
    <dc:date>2012-04-27T21:45:45</dc:date>
    <meta:editing-duration>PT1H6M20S</meta:editing-duration>
    <meta:editing-cycles>3</meta:editing-cycles>
    <meta:generator>LibreOffice/3.4$Unix LibreOffice_project/340m1$Build-1206</meta:generator>
    <meta:document-statistic meta:object-count="45"/>
  </office:meta>
</office:document-meta>
</file>